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sl" fo:country="SI" officeooo:rsid="0001f8b8" officeooo:paragraph-rsid="0001f8b8" style:font-size-asian="10.5pt"/>
    </style:style>
    <style:style style:name="P2" style:family="paragraph" style:parent-style-name="Standard">
      <style:text-properties fo:language="sl" fo:country="SI" fo:font-style="normal" officeooo:rsid="0001f8b8" officeooo:paragraph-rsid="0001f8b8" style:font-size-asian="10.5pt" style:font-style-asian="normal" style:font-style-complex="normal"/>
    </style:style>
    <style:style style:name="P3" style:family="paragraph" style:parent-style-name="Standard">
      <style:text-properties fo:language="sl" fo:country="SI" fo:font-style="normal" officeooo:rsid="00023159" officeooo:paragraph-rsid="00023159" style:font-size-asian="10.5pt" style:font-style-asian="normal" style:font-style-complex="normal"/>
    </style:style>
    <style:style style:name="P4" style:family="paragraph" style:parent-style-name="Standard">
      <style:text-properties fo:language="sl" fo:country="SI" fo:font-style="normal" officeooo:rsid="0002b52f" officeooo:paragraph-rsid="0002b52f" style:font-size-asian="10.5pt" style:font-style-asian="normal" style:font-style-complex="normal"/>
    </style:style>
    <style:style style:name="P5" style:family="paragraph" style:parent-style-name="Standard">
      <style:text-properties fo:language="sl" fo:country="SI" fo:font-style="normal" officeooo:rsid="00037c2b" officeooo:paragraph-rsid="00037c2b" style:font-size-asian="10.5pt" style:font-style-asian="normal" style:font-style-complex="normal"/>
    </style:style>
    <style:style style:name="P6" style:family="paragraph" style:parent-style-name="Standard">
      <style:text-properties fo:language="sl" fo:country="SI" fo:font-style="normal" officeooo:rsid="00053a62" officeooo:paragraph-rsid="00053a62" style:font-size-asian="10.5pt" style:font-style-asian="normal" style:font-style-complex="normal"/>
    </style:style>
    <style:style style:name="P7" style:family="paragraph" style:parent-style-name="Standard">
      <style:paragraph-properties fo:text-align="justify" style:justify-single-word="false"/>
      <style:text-properties fo:language="sl" fo:country="SI" fo:font-style="normal" officeooo:rsid="00055a93" officeooo:paragraph-rsid="00055a93" style:font-size-asian="10.5pt" style:font-style-asian="normal" style:font-style-complex="normal"/>
    </style:style>
    <style:style style:name="P8" style:family="paragraph" style:parent-style-name="Standard">
      <style:paragraph-properties fo:text-align="justify" style:justify-single-word="false"/>
      <style:text-properties fo:language="sl" fo:country="SI" fo:font-style="normal" officeooo:rsid="0006536d" officeooo:paragraph-rsid="0006536d" style:font-size-asian="10.5pt" style:font-style-asian="normal" style:font-style-complex="normal"/>
    </style:style>
    <style:style style:name="P9" style:family="paragraph" style:parent-style-name="Standard">
      <style:text-properties fo:language="sl" fo:country="SI" fo:font-style="italic" officeooo:rsid="0001f8b8" officeooo:paragraph-rsid="0001f8b8" style:font-size-asian="10.5pt" style:font-style-asian="italic" style:font-style-complex="italic"/>
    </style:style>
    <style:style style:name="P10" style:family="paragraph" style:parent-style-name="Standard">
      <style:text-properties fo:language="sl" fo:country="SI" fo:font-style="italic" officeooo:rsid="00023159" officeooo:paragraph-rsid="00023159" style:font-size-asian="10.5pt" style:font-style-asian="italic" style:font-style-complex="italic"/>
    </style:style>
    <style:style style:name="P11" style:family="paragraph" style:parent-style-name="Standard">
      <style:text-properties fo:language="sl" fo:country="SI" fo:font-style="italic" officeooo:rsid="0002b52f" officeooo:paragraph-rsid="0002b52f" style:font-size-asian="10.5pt" style:font-style-asian="italic" style:font-style-complex="italic"/>
    </style:style>
    <style:style style:name="P12" style:family="paragraph" style:parent-style-name="Standard">
      <style:text-properties fo:language="sl" fo:country="SI" fo:font-style="italic" officeooo:rsid="00037c2b" officeooo:paragraph-rsid="00037c2b" style:font-size-asian="10.5pt" style:font-style-asian="italic" style:font-style-complex="italic"/>
    </style:style>
    <style:style style:name="P13" style:family="paragraph" style:parent-style-name="Standard">
      <style:text-properties fo:language="sl" fo:country="SI" fo:font-style="italic" officeooo:rsid="00053a62" officeooo:paragraph-rsid="00053a62" style:font-size-asian="10.5pt" style:font-style-asian="italic" style:font-style-complex="italic"/>
    </style:style>
    <style:style style:name="P14" style:family="paragraph" style:parent-style-name="Standard">
      <style:paragraph-properties fo:text-align="justify" style:justify-single-word="false"/>
      <style:text-properties fo:language="sl" fo:country="SI" fo:font-style="italic" officeooo:rsid="00053a62" officeooo:paragraph-rsid="00053a62" style:font-size-asian="10.5pt" style:font-style-asian="italic" style:font-style-complex="italic"/>
    </style:style>
    <style:style style:name="P15" style:family="paragraph" style:parent-style-name="Standard">
      <style:paragraph-properties fo:text-align="justify" style:justify-single-word="false"/>
      <style:text-properties fo:language="sl" fo:country="SI" fo:font-style="italic" officeooo:rsid="00055a93" officeooo:paragraph-rsid="00055a93" style:font-size-asian="10.5pt" style:font-style-asian="italic" style:font-style-complex="italic"/>
    </style:style>
    <style:style style:name="P16" style:family="paragraph" style:parent-style-name="Standard">
      <style:paragraph-properties fo:text-align="justify" style:justify-single-word="false"/>
      <style:text-properties fo:language="sl" fo:country="SI" fo:font-style="italic" officeooo:rsid="0006536d" officeooo:paragraph-rsid="0006536d" style:font-size-asian="10.5pt" style:font-style-asian="italic" style:font-style-complex="italic"/>
    </style:style>
    <style:style style:name="P17" style:family="paragraph" style:parent-style-name="Standard">
      <style:paragraph-properties fo:text-align="justify" style:justify-single-word="false"/>
      <style:text-properties fo:language="sl" fo:country="SI" fo:font-style="italic" officeooo:rsid="00084871" officeooo:paragraph-rsid="00084871" style:font-size-asian="10.5pt" style:font-style-asian="italic" style:font-style-complex="italic"/>
    </style:style>
    <style:style style:name="T1" style:family="text">
      <style:text-properties officeooo:rsid="0002b52f"/>
    </style:style>
    <style:style style:name="T2" style:family="text">
      <style:text-properties officeooo:rsid="00037c2b"/>
    </style:style>
    <style:style style:name="T3" style:family="text">
      <style:text-properties fo:font-style="italic" style:font-style-asian="italic" style:font-style-complex="italic"/>
    </style:style>
    <style:style style:name="T4" style:family="text">
      <style:text-properties officeooo:rsid="00055a93"/>
    </style:style>
    <style:style style:name="T5" style:family="text">
      <style:text-properties officeooo:rsid="000848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šper Napotnik, intervju na temo genomske selekcije, 3.3.2018</text:p>
      <text:p text:style-name="P1"/>
      <text:p text:style-name="P2">Če bi moral komu s svojimi besedami razložiti, kaj to genomska selekcija je, kako bi to opisal? Kaj si ti predstavljaš pod tem?</text:p>
      <text:p text:style-name="P2"/>
      <text:p text:style-name="P9">To je napovedovanje plemenskih vrednosti na podlagi genomskega zapisa, ki se primerja z že znanimi fenotipskimi in proizvodnimi podatki in genomskimi podatki predhodnih generacij. Na podlagi tega se pol napovejo genomske plemenske vrednosti the živali, ki še nimajo svojih proiuzvodnih podatkov. </text:p>
      <text:p text:style-name="P9"/>
      <text:p text:style-name="P2">Kaj torej, spet, kaj potrebuješ za genomsko napoved?</text:p>
      <text:p text:style-name="P2"/>
      <text:p text:style-name="P9">Rabimo zanesljive podatke referenčne populacije za telesne lastnosti, pouizvodnje, zdravja, oz. Vse kar pač želimo vedeti. Potrebujemo tudi njihve genome in genome the živali, ki jih želimo oceniti.</text:p>
      <text:p text:style-name="P9"/>
      <text:p text:style-name="P2">Dosti je literature na temo, da genomska selekcija prinaša večji genetski napredek. Zakaj genomska selekcije prinaša večji genetski napredek?</text:p>
      <text:p text:style-name="P2"/>
      <text:p text:style-name="P9">pKar se men zdi je, da je Predvsem je hitrejši generacijski interval. Mi že pri teličkih vemo, kakšne so njihove genomske plemeneske vrednosti in lahko že takrat odbiramo. In lahk že tam odbiro delaš. Ker pri navadni selekciji kažaš, da se pokaže kak so in je tuki pri navadni selekciji 5 let generacijski interval, je lahko potem tuki leto pa pol, dve leti. Tk da lahko potem tu dobiš dve tri generaciji, ko lahk pr navadni selekciji dobiš eno.</text:p>
      <text:p text:style-name="P9"/>
      <text:p text:style-name="P2">A pa ti uporabljaš genomiko?</text:p>
      <text:p text:style-name="P2"/>
      <text:p text:style-name="P9">Ja kr.</text:p>
      <text:p text:style-name="P9"/>
      <text:p text:style-name="P2">Za teličke? Za bike tak delajo na OC.</text:p>
      <text:p text:style-name="P2"/>
      <text:p text:style-name="P9">Ja, kr precej. Precej mamo jih pogenitipiziranih.</text:p>
      <text:p text:style-name="P9"/>
      <text:p text:style-name="P2">Kok jih pa daš genotipizirat?</text:p>
      <text:p text:style-name="P2"/>
      <text:p text:style-name="P9">Aam, pač tk, take bolj, ko so že take kombinacije. Pa zdj, ko so že starši genotipizirani, pol dam od tabolših – ponavad če so teličke, dam tut tja, bike pa tk al tk.</text:p>
      <text:p text:style-name="P9"/>
      <text:p text:style-name="P2">Kam pa pošiljaš? Prek projekta?</text:p>
      <text:p text:style-name="P2"/>
      <text:p text:style-name="P2">Za ČB ja, za rjave pa prek zveze.</text:p>
      <text:p text:style-name="P2"/>
      <text:p text:style-name="P3">Pa odbiraš na podlagi gPV?</text:p>
      <text:p text:style-name="P3"/>
      <text:p text:style-name="P10">Večinoma ja, kr držijo. Včasih je kakšna mim, ampak to so lahk pa različni vzroki. Ker prvič sem dal ene 5, 6 teličk, pa seo ble mal drgač, ko sem si pa mislu.Tista, ko je bla od najslabš krave, je bla pol najboljš. Pol, ko so telile, so pa ble razvrščene, ko so ble po genomiki.</text:p>
      <text:p text:style-name="P10"/>
      <text:p text:style-name="P3">Koliko ljudje sploh dajejo genotipizirat?</text:p>
      <text:p text:style-name="P3"/>
      <text:p text:style-name="P10">Ja pac zaenkrat še bolj mal. Ker dost uporabljajo genomske bike – tist kr gledajo – pač nekateri. Za telice pa še bolj švoh. Ampak to je začetek.</text:p>
      <text:p text:style-name="P10"/>
      <text:p text:style-name="P3"><text:soft-page-break/>A pa misliš, da je problem strošek al to, da še ne poznajo=</text:p>
      <text:p text:style-name="P3"/>
      <text:p text:style-name="P10">Ja, pa verjetno tut ne vidijo koristi, ker ne poznajo, kk bi lahk ti uporabli, Strošek je pa tut – sej je vsako leto mal cenej.</text:p>
      <text:p text:style-name="P10"/>
      <text:p text:style-name="P3">To si mi že tut povedal – kaj genomska selekcija prinaša rejcem?</text:p>
      <text:p text:style-name="P3"/>
      <text:p text:style-name="P10">Že pri odbiri žvali si lahk pomagaš, pa pol tut pr parjenju. Da že pr telici veš, kere stvari bi mogu popravit pa ker bik bolj paše. Pa če maš kake genetske napake, ko so prikrite, al pa te posebnosti – tk ko kazeini, ki so pomembne.</text:p>
      <text:p text:style-name="P10"/>
      <text:p text:style-name="P3">Najbrž je tudi zvezi v interesu, da se to vpelje. Kako bi vi predtsavli rejcem, da bi začeli?</text:p>
      <text:p text:style-name="P3"/>
      <text:p text:style-name="P10">V bistvu dost lahk pridobiš, da lahk odbereš žvali, ki ti bojo več prnesle – da magari seksirane semenip – tiste taboljše telice – tam je največji potencial, pri najmlajšio generaciji – da tiste najbolj razmnožiš.</text:p>
      <text:p text:style-name="P10"/>
      <text:p text:style-name="P3">Sam a misliš, da bi se recimo ostale rejce <text:s/>dalo tako prepričati ali bodo počakali, da nekomu uspe pa potem sledili zgledu?</text:p>
      <text:p text:style-name="P3"/>
      <text:p text:style-name="P10">Ja, možno je. Ena in druga varianta – čeprav je potem poanavdi težko ujeti prikluček, ko si že mal zadi. Tisti, ki prvi to zagrabijo, so povsod najhitrej. Morš pa to še povezan s samo rejo – uporaba seksiranega semega pride tut v poštev pa embrio transfer pri teh žvaleh.</text:p>
      <text:p text:style-name="P10"/>
      <text:p text:style-name="P10">Ampak je pa embrio transfer v Sloveniji dost slabo razvit- Prej smo meli slabe izkupnje, ko nam je delala Veterinaska fakulteta. Sam smo delali tut na starih žvaleh pa ni blo dost uspeha. Zdj nam pa kr ratuje.</text:p>
      <text:p text:style-name="P10"/>
      <text:p text:style-name="P3">A vam še vedno dela veternarska?</text:p>
      <text:p text:style-name="P3"/>
      <text:p text:style-name="P10">Ne, ne, zdj delamo pa z enim privat veterinarjem. <text:span text:style-name="T1">Je pa tut dost odvisno od managmenta, kok maš poštimano, ker ćvali drgač odreagirajo. </text:span></text:p>
      <text:p text:style-name="P10"/>
      <text:p text:style-name="P11">Dej tuki pr genomiki je tut tk – ka je tvoj rejski bilj. A hočeš met bikovske matere, ki bojo skos mele bikce pa najvišje PV – pol morš res intenzivno it v genomiko, druge ni. Pa potem najnovejše bike pa <text:s/>res sam na tabolš ćvaleh delat. Ampak tut za rejce je zanimivo – keri <text:s/>hočejo met kake posebne izdelke – a majo predelavo, da majo kazeine prave, dost se zdj tut A2 mleko govori. Sploh Italijani – kero mleko je primerno za sirjenje. Ker će pri ČB majo bike, ki majo BB. Čeprav ne vem no .,..</text:p>
      <text:p text:style-name="P11"/>
      <text:p text:style-name="P4">Najbrž če skos na to odbiraš, se ti na koncu kr pozna.</text:p>
      <text:p text:style-name="P11">Morš pa tuki met potem celo štalo pregledano. Tuki so kr različne strategije no. Js gledam po tujini – eni majo vse telice pregledane, eni sam tabolše, čist odvisno. Sam za osnovno populacijo rabiš met pa celo populacijo, cel nabor. Ker če bi meli mi sam tabolše pregeldane, pol gPV ne bi ble glih realne.</text:p>
      <text:p text:style-name="P11"/>
      <text:p text:style-name="P4">Sj to je problem – da dobiš tut taslabše živali izven projekta.</text:p>
      <text:p text:style-name="P4"/>
      <text:p text:style-name="P11">Zdj majo tk – ker je neko sofinancijranje – dost jih je dalo cele štale. Nekateri pa ne bi vseh dali – ampak kolker jih dobiš, ko je bolš ko nč. Ker ka pa vem – tale varianta je dost ugodna – ko je 35€. Ka pa vem no – ker v tujini majo v glavnem draže – italijani majo okrog 60€.</text:p>
      <text:p text:style-name="P11"/>
      <text:p text:style-name="P4">Kje pa vam obračunajo za ČB?</text:p>
      <text:p text:style-name="P4"><text:soft-page-break/></text:p>
      <text:p text:style-name="P11">To gre zdj vse prek Interbulla. Ker vlk je te držav, ko so povsod vn padle. Tk da rjavi majo kr srečo, da je tk majhna populacija, da rabijo en drugega ane. In se lahk tut Slocenija kamot zraven prštima. Mislim, pr ČB jepa tećko – Nemci itak majo tako populacijo, Američani pa Kanadnčani majo tut tk vlko, da ne rabijo neki.Pa majo mnda Nemci take projekte, pr rjavi, da so ne vem kok krav pogenotipizirali. Neko zdravjo bojo zdj delali. En projekt majo za ČB pa enga za rjavo. Spet je po moje – ker neki cajta so delali na tem, da bi šli iz Integenomicsa. Ampak težko je, če nimaš take populacije bikov. Ampak tk maš primerjavo z drugimi. Ker zdj lahk SLO bike pogledaš, kake majo pV v Nemčiji, Italiji, Avstriji, pa da maš mal občutka, kje si. </text:p>
      <text:p text:style-name="P11"/>
      <text:p text:style-name="P4">Pa tut iz kje drugje lahk kupiš.</text:p>
      <text:p text:style-name="P4"/>
      <text:p text:style-name="P11">Ja, pa ga lahk pol preveriš na naši populaciji, tist je kr fajn. Ker tist dostpogledam – ko so kaki biki, pol tut pogledam, kako majo za Slovenijo genomiko, ker pr teh rjavih lahk vse pogledaš. Ker je – ni nujno, da je v Švici nek top, v Sloveniji mogoč ne bo. In pol če daš takega bika ne neko kravo, ni dost verjetno, da boš dobu bikca, ki bo v redu. Tuki je kr dost stvari za preverit.</text:p>
      <text:p text:style-name="P11"/>
      <text:p text:style-name="P4">Sam v bistvu sem še hotla vprašat – kje so slabosti genomske selekcije, kje jih drugi vidijo?</text:p>
      <text:p text:style-name="P4"/>
      <text:p text:style-name="P11">Ja dober, zanesljivost je pač manjša. Dost vlka nevarnost je, da rejci preveč stavijo na enga bika – sploh v majhnih čredah, rk ko mamo v Sloveniji. Ko mamo enga tabolš genomca pa da bi pol <text:span text:style-name="T2">tega semenil. Pol če tri leta, ko bi pa rezultate dobil, bi pa ugotovili, da ni tk dober. Tk da tuki je zlo treba pazljivost, kok se genomski biki uporabljajo, ker je pač zanevljisot tok nićja..</text:span></text:p>
      <text:p text:style-name="P12">Je pa tut nevarnost, da ne bi tok dobrih podatkov zbirali. Še vedno je treba kontrola, da se zbirajo podatki za referenčno populacijo. Ker vem, da takrat, ko se je začela genomska selekcija, so nekateri rekli, da ne bojo nč mel spremljali ocen zunanjosti pa meli kontrole, ampak to ne gre.</text:p>
      <text:p text:style-name="P12"/>
      <text:p text:style-name="P12">IN tisti, ki se pa vključijo, so pa vedno tabolši genomci. Prej si mel ne vem – Nizozemci so meli najbrž ene 300 pa so pol odbrali 30 tabolših.. Zdj pa vhlevijo sam ene 50 tabolših, niamš pol več porazdelitve taprav. Tuki zna bit problem.</text:p>
      <text:p text:style-name="P12"/>
      <text:p text:style-name="P12">Je pa tut pol, mislim, dost je lahk sam, če gledaš sam na številke pa indeks – sam da bo lčim vičji indeks. Ne gledaš pa na kravo, da bo mela dobre oblike, da bo mela dobro vime. To je treba tut dost pazit – da se v praksi potrdi, kar map na papirju.</text:p>
      <text:p text:style-name="P12"/>
      <text:p text:style-name="P12">Pa ka je še ena past – da se še hitrej ožajo linije. Ker zmeri iste linije pridejo na vrh.</text:p>
      <text:p text:style-name="P12"/>
      <text:p text:style-name="P5">Glede uvoza – kaj ti meniš, ga podpiraš – ga imamo preveč, premalo, je to nekaj, kar bi naj počeli?</text:p>
      <text:p text:style-name="P5"/>
      <text:p text:style-name="P12">V bistvu Slovenija mora neki nove krvi pridit vsako leto. Morš pa pazit pri uvozu, da pripeljše take, ko pr nas niso tolk popularni biki iz preteklosti – da nimajo istih linij. Čeprav je to vedno težje – se mi zdi, da se vedno prpeljejo najboljši biki, ker to so tisti, ki prinašajo napredek. Je pa tut odvisno od rejcev, ka si želijo. Ka pa vem – mislim, da v SLO se še vedno uporablja kar veliko domačih bikov. Še posebi pri ČB pasmi vidim, da se ti biki kr dober posemenijo. Je pa razlika, kok se porabijo po terenu, v kakih kombinacijah. Ker js sm ziher, da če bi dali na isti imenovalc naše bike pa tuje genomske, da naši biki ne odstopajo ne vem kolk.</text:p>
      <text:p text:style-name="P12"/>
      <text:p text:style-name="P5">Sam za elitna parjenja se pa še vedno uporabljajo samo tuji biki.</text:p>
      <text:p text:style-name="P9"/>
      <text:p text:style-name="P12">Ja, večinoma. Mislim, da če bi enkrat genomska selekcija zaživela, pa da bi prav cajt odkrili slovenske dobre bike, da bi lahk tut te uporabljali. Pr rjavi so zdj že lahk začeli pa jih neki <text:soft-page-break/>uporabljajo, ena dva al tri, vsako leto enga. Sam niso pa še bli bikci, ki bi odstopali od teh bikov. Je pa tuki tut vprašanje, kolk so rejci prpravljeni na bikovske matere dat slovenskega bika,</text:p>
      <text:p text:style-name="P12"/>
      <text:p text:style-name="P5">Zakaj misliš, da je to – ker majo dejansko slabše rezultate ali je to samo miselnost?</text:p>
      <text:p text:style-name="P5"/>
      <text:p text:style-name="P12">Ja, to so se zdj tk navadli v teh letih, ko so bli skos sam uvoženi za BM. Mogoč so res pol te potomke mal izstopale. Ampak mislim pa, da zdj, ko lahk ti primerjaš SLO genomskega s tujimi, pa da vidiš na lestvici, da je slovenski lahk tut isto visoko, pol ni ovir glih, da bi. Ampak je pa treba to rejcem predstavit.</text:p>
      <text:p text:style-name="P12"/>
      <text:p text:style-name="P12">Tuki je zlo problem, ker se dost mal reklame dela za domače. Dost mal se predstavi. <text:s/>Dle je bil en rjav bik, ki je bil v Italiji med deset v enem obračunumu. Ampak o tem ni blo nč rečeno nikjer. Ampak to bi mogu OC <text:s/>nardit reklamo, ne morjo rejci sami iskat. In če tega ni, težko ti pol do rejcev prideš pa rečeš, ta je pa bolši ko on.</text:p>
      <text:p text:style-name="P12">Milsim, to pač traja – to je en proces, ki traja. Smo pač tolk kasnej začeli s tem, recimo, sej po moje dj, ko bojo prvi rezultati pa ko se bojo ti biki tut potrdili s klasičnimi PV, pa se bo po moje tut spremenilo. Je pa spet čist odvisno, ker je dostkrat tk, da grejo SLO biki na slabše krave in ne morš po mislit, da bo pa naredu ne vem ka, to je pač težko.</text:p>
      <text:p text:style-name="P12"/>
      <text:p text:style-name="P5">Ali pa misliš, da je realno, da bomo imeli lastno genomsko selekcijo? A je to želja rejcev in organizacij ali je zadostno v konzorcijah?</text:p>
      <text:p text:style-name="P5"/>
      <text:p text:style-name="P12">Js mislim, da bi blo tk, ko ma rjava pasma – je zlo dober način. Je večja zanesljvisto, ker pač maš tok bikov zadi. Ker pr nas smo pri vseh pasmah s tem številom bikvo tolk omejeni. Pr ČB mamo ene 300 bikov starih, ki majo test narjen in s temi si ne morš neki. Ker prčkavat, da domo pa zdj dobli 20, 000 al pa 10,000 krav je pa tut … Bomo vidli dj no, če bomo, pol super!</text:p>
      <text:p text:style-name="P12"/>
      <text:p text:style-name="P5">Ampak želja pa je?</text:p>
      <text:p text:style-name="P5"/>
      <text:p text:style-name="P12">Ja, blo bi super, če bi blo.</text:p>
      <text:p text:style-name="P12"/>
      <text:p text:style-name="P5">Kje pa misliš, da so prednosti domače selekcije?</text:p>
      <text:p text:style-name="P6">V bistvu, <text:span text:style-name="T3">pasma se je prilagodila našim razmeram – kokerkol pač gledaš. Ker tut v tujini je dost o epigenetiki govora, kolk so se geni prilagodili med različnimi okolji. Tut med sami štalami so razilke – v eni štali bo en bik lahk se ful dober obnesu, v drugi pa ne tolk. Tuki bi lahk bli plusi. Pa nekak, če mi mamo, ne vem, z nekimi, naša populacija je majhna in bo nekdo, ki ma ful vlko populacijo v istem konzorciju, bo mel ful vlke vpliv na genomske pV. To se npr. pr rjavi pozna, ker so v glavnem nemški biki ful visoko. In tisti SLO, ki so od nemških bikov, so takoj bolj visoko kot pa tisti, ki so od švicarskih al pa Italijanskih. Mogoč tut za to, ker je tiste populacije tolk več že v bazi. Čeprav mislim, da tuki kr odber laufa pr rjavi.</text:span></text:p>
      <text:p text:style-name="P6"><text:span text:style-name="T3"/></text:p>
      <text:p text:style-name="P6">Misliš, da bi rejci bolj zaupali, če bi meli svojo napoved ?</text:p>
      <text:p text:style-name="P6"/>
      <text:p text:style-name="P13">To je pa kr vprašanje, to je težko rečt. Mogoč na začetku ne bi tolk – najbrž bi mogli pol počakat na rezultate. Vseen bi mogli počakat pol en e5 let al pa, da se ti rezultati pol potrdijo. Tuki gre pr govedoreji kr počas, ker mamo tk dolgo dobo, da dobimo rezultate. Predvsem pa, če dovolj krav pogenotipiziramo, bi dobli tut en vpogled v dedne napake, kaka je situacija, mogoče bi najdlji nove linije pa ugotovili, da mamo čist napačne bikovske matere. Ker dostkrat se nardi, da ma po klasični napoved ekstremno dobr, po genomski pa ne odstopa tolk. Tuki so kr vlke razlike lahk in tuki bi bil kr dober plus.</text:p>
      <text:p text:style-name="P13"/>
      <text:p text:style-name="P6"><text:soft-page-break/>Še vedno bi pri domači selekciji še vedno morali obnavljati referenečno populacijo. Na kak način prepričati ljudi, da bi vsak dal tolk pa tolk krav – je to stvari premal reklame, premalo informacij?</text:p>
      <text:p text:style-name="P6"/>
      <text:p text:style-name="P13">Ja, js mislim, da rejci še ne razumejo, kaj jim lahk to prnese. Nekak bi jim blo treba to prkazat kot dodano vrednost, da lahk s tem nekaj več doseežejo. To je kr težavno, kk predstavit, da če bo dal dans enga teleta gneotpizriat, da bo to pol čez dve leti pomenlo finančno, ane. Nekak je strošek in ga morš nekak oplemenitit. Predvsem bi se moglo poudarit, kolk dobiš ti informacije o teletu pa kak jih lahk uporabiš za parjenja. Pa da bi se naredil en program, da se najde najboljši bik za tisto telico,da se izključijo genetske napake pa da ni parjenja v sorodstvu.</text:p>
      <text:p text:style-name="P13"/>
      <text:p text:style-name="P6">A pa se ti zdi, da ljudje znajo uporabljat podatke za monogenske napake? Se zavedajo pomena?</text:p>
      <text:p text:style-name="P6"/>
      <text:p text:style-name="P13">Se ti zdi, da še zmeri pogledajo graf – kolk je skupni indeks pa kolk je mleka. Tiste monogenske napake pa dost odvisno – tisti, ki majo predelavo pogledajo kazeine pa A2 mleko. Pri ČB maš tut CVM pa BLAD – tega sicer ni več vlk, ampak se pa še najde kera, ko je. Sicer tuki ni več tak problem, ker bik nima noben. Ker to smo tk strogi, da bikov takih en damo. Je pa en kup novih stvari – ti novi haplotipi. Tisti bi se mogli bolj poudarit – da bi ljudje vedli, zaka. Pa tut pr bikih – zdj nimamo označeno. Ker ko se enkrat v katalogu napiše, tam pa se pol spremlja. Ker katalog pa, dober, kr neki recejv ga dober pregleda. In pol če bo tam pisalo, tk bik je nosilc tega in tega, pa če bo mel doma še pol podatke za telice, pa bo že pogledu.</text:p>
      <text:p text:style-name="P13"/>
      <text:p text:style-name="P6">Tak da skos katalog bi bilo najbolje podajat teinfo?</text:p>
      <text:p text:style-name="P6"/>
      <text:p text:style-name="P14">Ja, se lahko dost tega spravi.<text:span text:style-name="T4">Ker je pa tut tk, če ma rejec te genotipizacije čist, da bo nek projekt, čist zastonj – bo marsikdo reku, dam genotpizirat, pol bo pa to obležalo v enmu predalu. Če pa ti rečeš, tolk stane, bo pa vsak fajn pregledu te rezulate. Mislim, da je vsaj neko doplačilo, na tak način se dost – ker dostkrat je tk, da je tisto, ko je čist zastonj samoumevno pa gre mimo. Pa tut nekod je težko pol rečt, zdj boš dal pa za to 30, 40 evrov, ko je tega projekta konc. Pol bo pa reku, ah, sej men pa to ni nč koristlo – v bistvu a ni znal uporabljat podatkov.</text:span></text:p>
      <text:p text:style-name="P14"/>
      <text:p text:style-name="P7">Na kak način informirat? Predavanja na občnih zborih?</text:p>
      <text:p text:style-name="P7"/>
      <text:p text:style-name="P15">Ja, tam je kr – v zimskem cajtu tut izobraževanja tut obiščejo. Je pa tut različno po pasmah – ne vem, takrat ko mamo na Rodicio za LB predanaj, kr pridejo. Lisasti že na občni zbor jih mal pride. Dle so meli ena predavanj, jih je blo zlo mal – no sam je blo slabo vreme. Ponavad je tut tk – to je na dolgo, razvlečeno – pol pa pa prve stvari bolj obiskane, pol pa grejo. </text:p>
      <text:p text:style-name="P15">Tuki bi tut mogoče lahk preko Zavodov bolj – takrat, ko vzorce jemljejo al pa ko pridejo ocenjevat prvesnice – ker bi se lahk te slućbe bolj vključle.</text:p>
      <text:p text:style-name="P15"/>
      <text:p text:style-name="P7">Ker imajo direkt stik z ljudmi?</text:p>
      <text:p text:style-name="P15">Ja, dost je – sej dost tut preberejo na spletni strani OC pa na teh straneh. Sam dost je pa takih, ki majo rajš, da jim poveš – predvsem ljudje, ki redno delajo z njimi.</text:p>
      <text:p text:style-name="P15"/>
      <text:p text:style-name="P7">Zadnja stvar – misliš, da imamo ljudi za uvedbo genomske selekcije in kdo bi to izvajal?</text:p>
      <text:p text:style-name="P15">Jah, to v bistvu, pač laboratorij bi tk zbrali eden v tujini. Pol pa verjetno na isti način, kot se pa obračunavajo klasične PV. </text:p>
      <text:p text:style-name="P15"/>
      <text:p text:style-name="P8">Pa imamo ljudi, ki bi to speljali? Bi jim zaupal?</text:p>
      <text:p text:style-name="P16">Ja, no, pač – to pa spet pol mal traja. Na začetku so ljudje skeptični.</text:p>
      <text:p text:style-name="P16"/>
      <text:p text:style-name="P8">Glede slovenskih strokovnjakov?</text:p>
      <text:p text:style-name="P16"><text:soft-page-break/>Ker je neki novga. Sj, mislim, vsakič, ko se neki novga vpela rabiš mal, da se stvari potrdijo. Ne vem, mislim, mi – zakaj pa ne bi. Men je bolj važno, osebno, tista refernečna populacija – kolk jo lahk zberemo zanesljivo pa če lahk dobimo dovolj žvali.</text:p>
      <text:p text:style-name="P16"/>
      <text:p text:style-name="P8">Če bi to imeli, bi se že naredilo?</text:p>
      <text:p text:style-name="P16">Ja, sigurno ne bi bil problem.</text:p>
      <text:p text:style-name="P16"/>
      <text:p text:style-name="P8">Torej je bolj stvar navade kot skepticimza v slovenske strokovnjake?</text:p>
      <text:p text:style-name="P8"/>
      <text:p text:style-name="P16">Ja, pa mislim, da ljudje sploh ne razmišljajo tolk o tem, o teh plemenskih vrednostih, kk se to računa. Ker včasih, ko govoriš s strokovnjaki, ti ni nič jasno. Ne mislim – predvsem je neki novga in to pol mal traja, da se usede.</text:p>
      <text:p text:style-name="P16"/>
      <text:p text:style-name="P16">Genomska selekcija pa pripomore tudi pri selekciji na določene lastnosti – niša za proizodbnjo. Sicer v Sloveniji – za nekaj kmetij bo – ampak ne morš pr prčakvat, da bo to nekaj velikega. Je tut doebr za nove lastnosti – zdravja – sej so indeksi različne, samo če vsaj na negativno ne odbiraš, si će neki naredu. </text:p>
      <text:p text:style-name="P16"/>
      <text:p text:style-name="P8">Informativno – se ti zdi, da je premalo stika med tem, kaj znanszveniki delamo in rejci in rejskeimi organizacijami.</text:p>
      <text:p text:style-name="P8"/>
      <text:p text:style-name="P16">Ja verjetno, da bi treba še bolj v prakso prenesti. Sam spet je treba najt način ane.</text:p>
      <text:p text:style-name="P16"/>
      <text:p text:style-name="P8">Na inštitutu smo nameravali izdajati novice, kaj delamo. Bi to pomagalo?</text:p>
      <text:p text:style-name="P16">Ja, ne bi blo slabo. Pa tudi na spletni strani. Se mi zdi, da rejci dost hodijo na govedo.si preverjat, kaj se dogaja. Tut vmes, med kontrolami. Mislim, js mam skos na telefonu stramn odprto pa če sm v štali lahk hiter preverim za kako kravo. <text:span text:style-name="T5">Ljudje so navajeni – je dost enostavno za brskat. Tiste novice so tk, mogoč bi mogla bit najvnovejša mal večja, druge mal manjše in hit sfališ. Ker če ti ne pade v oči, pol greš hiter na svojo kmetijo pa sploh ne pogledaš stvari.</text:span></text:p>
      <text:p text:style-name="P17">Ampak tuki bi lahk, preko kontrole al pa na spletni strani se da d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20:59:20.870639503</meta:creation-date>
    <dc:date>2018-03-04T22:26:19.188037213</dc:date>
    <meta:editing-duration>PT2M5S</meta:editing-duration>
    <meta:editing-cycles>1</meta:editing-cycles>
    <meta:document-statistic meta:table-count="0" meta:image-count="0" meta:object-count="0" meta:page-count="6" meta:paragraph-count="88" meta:word-count="3147" meta:character-count="16918" meta:non-whitespace-character-count="13770"/>
    <meta:generator>LibreOffice/5.1.6.2$Linux_X86_64 LibreOffice_project/10m0$Build-2</meta:generator>
  </office:meta>
</office:document-meta>
</file>